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d5ac" officeooo:paragraph-rsid="0005d5ac"/>
    </style:style>
    <style:style style:name="P2" style:family="paragraph" style:parent-style-name="Standard">
      <style:paragraph-properties fo:text-align="start" style:justify-single-word="false"/>
      <style:text-properties officeooo:rsid="0009afda" officeooo:paragraph-rsid="000acb64"/>
    </style:style>
    <style:style style:name="P3" style:family="paragraph" style:parent-style-name="Standard">
      <style:text-properties officeooo:rsid="0009afda" officeooo:paragraph-rsid="000c9385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0c9385"/>
    </style:style>
    <style:style style:name="P6" style:family="paragraph" style:parent-style-name="Standard">
      <style:paragraph-properties fo:text-align="center" style:justify-single-word="false"/>
      <style:text-properties officeooo:paragraph-rsid="0010ad1e"/>
    </style:style>
    <style:style style:name="P7" style:family="paragraph" style:parent-style-name="Standard">
      <style:paragraph-properties fo:text-align="start" style:justify-single-word="false"/>
      <style:text-properties fo:color="#000000" style:font-name="Times New Roman" officeooo:rsid="000d8ac9" officeooo:paragraph-rsid="000d8ac9"/>
    </style:style>
    <style:style style:name="P8" style:family="paragraph" style:parent-style-name="Standard">
      <style:paragraph-properties fo:text-align="start" style:justify-single-word="false"/>
      <style:text-properties fo:color="#000000" style:font-name="Times New Roman" officeooo:rsid="000e9ba6" officeooo:paragraph-rsid="000e9ba6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officeooo:rsid="000e9ba6" officeooo:paragraph-rsid="00155d62"/>
    </style:style>
    <style:style style:name="P10" style:family="paragraph" style:parent-style-name="Standard">
      <style:paragraph-properties fo:text-align="start" style:justify-single-word="false"/>
      <style:text-properties fo:color="#000000" style:font-name="Times New Roman" officeooo:rsid="00155d62" officeooo:paragraph-rsid="00155d62"/>
    </style:style>
    <style:style style:name="P11" style:family="paragraph" style:parent-style-name="Standard">
      <style:text-properties fo:color="#000000" style:font-name="Times New Roman" officeooo:rsid="0009afda" officeooo:paragraph-rsid="000c9385"/>
    </style:style>
    <style:style style:name="P12" style:family="paragraph" style:parent-style-name="Standard">
      <style:paragraph-properties fo:text-align="start" style:justify-single-word="false"/>
      <style:text-properties officeooo:paragraph-rsid="00119748"/>
    </style:style>
    <style:style style:name="P13" style:family="paragraph" style:parent-style-name="Standard">
      <style:paragraph-properties fo:text-align="start" style:justify-single-word="false"/>
      <style:text-properties officeooo:paragraph-rsid="00155d62"/>
    </style:style>
    <style:style style:name="P14" style:family="paragraph" style:parent-style-name="Standard">
      <style:paragraph-properties fo:text-align="start" style:justify-single-word="false"/>
      <style:text-properties officeooo:paragraph-rsid="00296a70"/>
    </style:style>
    <style:style style:name="P15" style:family="paragraph" style:parent-style-name="Standard">
      <style:text-properties officeooo:rsid="0016def1" officeooo:paragraph-rsid="0016def1"/>
    </style:style>
    <style:style style:name="P16" style:family="paragraph" style:parent-style-name="Standard">
      <style:text-properties officeooo:rsid="0016def1" officeooo:paragraph-rsid="0033ef87"/>
    </style:style>
    <style:style style:name="P17" style:family="paragraph" style:parent-style-name="Standard">
      <style:text-properties officeooo:paragraph-rsid="0018bff4"/>
    </style:style>
    <style:style style:name="P18" style:family="paragraph" style:parent-style-name="Standard">
      <style:text-properties officeooo:rsid="0018bff4" officeooo:paragraph-rsid="001a676c"/>
    </style:style>
    <style:style style:name="P19" style:family="paragraph" style:parent-style-name="Standard">
      <style:text-properties officeooo:rsid="0018bff4" officeooo:paragraph-rsid="004da9fe"/>
    </style:style>
    <style:style style:name="P20" style:family="paragraph" style:parent-style-name="Standard">
      <style:text-properties officeooo:paragraph-rsid="001a676c"/>
    </style:style>
    <style:style style:name="P21" style:family="paragraph" style:parent-style-name="Standard">
      <style:text-properties officeooo:rsid="002c6d46" officeooo:paragraph-rsid="0033ef87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0dec02" officeooo:paragraph-rsid="000d8ac9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0e9ba6" officeooo:paragraph-rsid="000e9ba6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0e9ba6" officeooo:paragraph-rsid="00155d62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55d62" officeooo:paragraph-rsid="00155d62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26b2a6" officeooo:paragraph-rsid="0026b2a6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23fb2a" officeooo:paragraph-rsid="00155d62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23fb2a" officeooo:paragraph-rsid="0023fb2a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296a70" officeooo:paragraph-rsid="00296a70"/>
    </style:style>
    <style:style style:name="P30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3431d2" officeooo:paragraph-rsid="003431d2"/>
    </style:style>
    <style:style style:name="P31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372800" officeooo:paragraph-rsid="00372800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font-size="12pt" fo:letter-spacing="normal" fo:font-style="normal" fo:font-weight="normal" officeooo:rsid="0011ea1f" officeooo:paragraph-rsid="0011ea1f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font-size="12pt" fo:letter-spacing="normal" fo:font-style="normal" fo:font-weight="normal" officeooo:rsid="0011ea1f" officeooo:paragraph-rsid="0013c931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font-size="12pt" fo:letter-spacing="normal" fo:font-style="normal" fo:font-weight="normal" officeooo:rsid="0011ea1f" officeooo:paragraph-rsid="0011ea1f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font-size="12pt" fo:letter-spacing="normal" fo:font-style="normal" fo:font-weight="normal" officeooo:rsid="0011ea1f" officeooo:paragraph-rsid="0013c931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font-size="12pt" fo:letter-spacing="normal" fo:font-style="normal" fo:font-weight="normal" officeooo:rsid="0011ea1f" officeooo:paragraph-rsid="0013c931" fo:background-color="#ffff00"/>
    </style:style>
    <style:style style:name="P37" style:family="paragraph" style:parent-style-name="Standard">
      <style:text-properties officeooo:rsid="001a676c" officeooo:paragraph-rsid="001a676c"/>
    </style:style>
    <style:style style:name="P38" style:family="paragraph" style:parent-style-name="Standard">
      <style:text-properties officeooo:paragraph-rsid="0048f6b9"/>
    </style:style>
    <style:style style:name="P3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font-size="18pt" fo:language="pt" fo:country="BR" fo:font-weight="bold" officeooo:rsid="004f365b" officeooo:paragraph-rsid="0044d69b" style:font-size-asian="18pt" style:font-weight-asian="bold" style:font-size-complex="18pt" style:font-weight-complex="bold" loext:padding="0cm" loext:border="none"/>
    </style:style>
    <style:style style:name="P4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font-size="16pt" fo:font-weight="bold" officeooo:rsid="004f365b" officeooo:paragraph-rsid="0044d69b" style:font-size-asian="16pt" style:font-weight-asian="bold" style:font-size-complex="16pt" style:font-weight-complex="bold" loext:padding="0cm" loext:border="none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font-weight="bold" officeooo:paragraph-rsid="0043a41f" style:font-weight-asian="bold" style:font-weight-complex="bold" loext:padding="0cm" loext:border="none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padding="0cm" fo:border="none"/>
      <style:text-properties style:font-name="Times New Roman" fo:font-size="16pt" fo:language="pt" fo:country="BR" fo:font-weight="bold" officeooo:paragraph-rsid="0043a41f" style:font-size-asian="16pt" style:font-weight-asian="bold" style:font-size-complex="16pt" style:font-weight-complex="bold" loext:padding="0cm" loext:border="none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font-size="16pt" fo:font-weight="bold" officeooo:rsid="004f365b" officeooo:paragraph-rsid="0043a41f" style:font-size-asian="16pt" style:font-weight-asian="bold" style:font-size-complex="16pt" style:font-weight-complex="bold" loext:padding="0cm" loext:border="none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padding="0cm" fo:border="none"/>
      <style:text-properties style:font-name="Times New Roman" fo:font-size="13pt" fo:language="pt" fo:country="BR" fo:font-weight="bold" officeooo:paragraph-rsid="0043a41f" style:font-size-asian="13pt" style:font-weight-asian="bold" style:font-size-complex="13pt" style:font-weight-complex="bold" loext:padding="0cm" loext:border="none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language="pt" fo:country="BR" fo:font-weight="bold" officeooo:paragraph-rsid="0043a41f" style:font-weight-asian="bold" style:font-weight-complex="bold" loext:padding="0cm" loext:border="none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font-size="18pt" fo:language="pt" fo:country="BR" fo:font-weight="bold" officeooo:paragraph-rsid="0043a41f" style:font-size-asian="18pt" style:font-weight-asian="bold" style:font-size-complex="18pt" style:font-weight-complex="bold" loext:padding="0cm" loext:border="none"/>
    </style:style>
    <style:style style:name="P47" style:family="paragraph" style:parent-style-name="Text_20_body">
      <style:text-properties officeooo:paragraph-rsid="00296de8"/>
    </style:style>
    <style:style style:name="P48" style:family="paragraph" style:parent-style-name="Text_20_body">
      <style:text-properties officeooo:rsid="003c2157" officeooo:paragraph-rsid="003c2157"/>
    </style:style>
    <style:style style:name="P49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03c2157" officeooo:paragraph-rsid="003c2157"/>
    </style:style>
    <style:style style:name="P50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0155d62" officeooo:paragraph-rsid="0033ef87"/>
    </style:style>
    <style:style style:name="P51" style:family="paragraph" style:parent-style-name="Text_20_body" style:master-page-name="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style:page-number="auto" fo:background-color="transparent"/>
      <style:text-properties style:font-name="Times New Roman" fo:font-size="18pt" fo:language="pt" fo:country="BR" fo:font-weight="bold" officeooo:rsid="000d38c4" officeooo:paragraph-rsid="0043a41f" style:font-size-asian="18pt" style:font-weight-asian="bold" style:font-size-complex="18pt" style:font-weight-complex="bold" loext:padding="0cm" loext:border="none"/>
    </style:style>
    <style:style style:name="P52" style:family="paragraph" style:parent-style-name="Table_20_Contents">
      <style:text-properties officeooo:rsid="0034d8f9" officeooo:paragraph-rsid="0034d8f9"/>
    </style:style>
    <style:style style:name="P53" style:family="paragraph" style:parent-style-name="Table_20_Contents">
      <style:text-properties officeooo:rsid="0034d8f9" officeooo:paragraph-rsid="0039240d"/>
    </style:style>
    <style:style style:name="P54" style:family="paragraph" style:parent-style-name="Table_20_Contents">
      <style:text-properties officeooo:rsid="0039240d" officeooo:paragraph-rsid="0039240d"/>
    </style:style>
    <style:style style:name="P55" style:family="paragraph" style:parent-style-name="Table_20_Contents">
      <style:text-properties officeooo:rsid="003a2c5e" officeooo:paragraph-rsid="003a2c5e"/>
    </style:style>
    <style:style style:name="P56" style:family="paragraph">
      <style:paragraph-properties fo:text-align="center"/>
    </style:style>
    <style:style style:name="P57" style:family="paragraph">
      <style:paragraph-properties fo:text-align="center"/>
      <style:text-properties fo:font-size="12pt"/>
    </style:style>
    <style:style style:name="T1" style:family="text">
      <style:text-properties officeooo:rsid="000509a6"/>
    </style:style>
    <style:style style:name="T2" style:family="text">
      <style:text-properties officeooo:rsid="000609a8"/>
    </style:style>
    <style:style style:name="T3" style:family="text">
      <style:text-properties officeooo:rsid="00072e27"/>
    </style:style>
    <style:style style:name="T4" style:family="text">
      <style:text-properties officeooo:rsid="0008f053"/>
    </style:style>
    <style:style style:name="T5" style:family="text">
      <style:text-properties fo:font-variant="normal" fo:text-transform="none" fo:color="#000000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officeooo:rsid="00119748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 officeooo:rsid="00155d62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officeooo:rsid="00296a70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officeooo:rsid="002b69f7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normal" officeooo:rsid="003208cb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normal" officeooo:rsid="003431d2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officeooo:rsid="0048697f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normal" officeooo:rsid="004e4284"/>
    </style:style>
    <style:style style:name="T15" style:family="text">
      <style:text-properties fo:font-variant="normal" fo:text-transform="none" fo:font-size="12pt" fo:letter-spacing="normal" fo:font-style="normal" fo:font-weight="normal"/>
    </style:style>
    <style:style style:name="T16" style:family="text">
      <style:text-properties fo:font-variant="normal" fo:text-transform="none" fo:font-size="12pt" fo:letter-spacing="normal" fo:font-style="normal" fo:font-weight="normal" officeooo:rsid="000dec02"/>
    </style:style>
    <style:style style:name="T17" style:family="text">
      <style:text-properties fo:font-variant="normal" fo:text-transform="none" fo:font-size="12pt" fo:letter-spacing="normal" fo:font-style="normal" fo:font-weight="normal" officeooo:rsid="00119748"/>
    </style:style>
    <style:style style:name="T18" style:family="text">
      <style:text-properties fo:font-variant="normal" fo:text-transform="none" fo:font-size="12pt" fo:letter-spacing="normal" fo:font-style="normal" fo:font-weight="normal" officeooo:rsid="0011ea1f"/>
    </style:style>
    <style:style style:name="T19" style:family="text">
      <style:text-properties fo:font-variant="normal" fo:text-transform="none" fo:font-size="12pt" fo:letter-spacing="normal" fo:font-style="normal" fo:font-weight="normal" officeooo:rsid="0023fb2a"/>
    </style:style>
    <style:style style:name="T20" style:family="text">
      <style:text-properties fo:font-variant="normal" fo:text-transform="none" fo:font-size="12pt" fo:letter-spacing="normal" fo:font-style="normal" fo:font-weight="normal" officeooo:rsid="0028f3a7"/>
    </style:style>
    <style:style style:name="T21" style:family="text">
      <style:text-properties officeooo:rsid="0016def1"/>
    </style:style>
    <style:style style:name="T22" style:family="text">
      <style:text-properties officeooo:rsid="001aab63"/>
    </style:style>
    <style:style style:name="T23" style:family="text">
      <style:text-properties officeooo:rsid="001cc320"/>
    </style:style>
    <style:style style:name="T24" style:family="text">
      <style:text-properties officeooo:rsid="001e220a"/>
    </style:style>
    <style:style style:name="T25" style:family="text">
      <style:text-properties officeooo:rsid="0020bf56"/>
    </style:style>
    <style:style style:name="T26" style:family="text">
      <style:text-properties officeooo:rsid="0028f3a7"/>
    </style:style>
    <style:style style:name="T27" style:family="text">
      <style:text-properties officeooo:rsid="0034d8f9"/>
    </style:style>
    <style:style style:name="T28" style:family="text">
      <style:text-properties fo:language="pt" fo:country="BR"/>
    </style:style>
    <style:style style:name="T29" style:family="text">
      <style:text-properties fo:language="pt" fo:country="BR" officeooo:rsid="0044d69b"/>
    </style:style>
    <style:style style:name="T30" style:family="text">
      <style:text-properties officeooo:rsid="0048697f"/>
    </style:style>
    <style:style style:name="T31" style:family="text">
      <style:text-properties officeooo:rsid="0048f335"/>
    </style:style>
    <style:style style:name="T32" style:family="text">
      <style:text-properties officeooo:rsid="0048f6b9"/>
    </style:style>
    <style:style style:name="T33" style:family="text">
      <style:text-properties officeooo:rsid="004a8225"/>
    </style:style>
    <style:style style:name="T34" style:family="text">
      <style:text-properties officeooo:rsid="004be983"/>
    </style:style>
    <style:style style:name="T35" style:family="text">
      <style:text-properties officeooo:rsid="004da9fe"/>
    </style:style>
    <style:style style:name="T36" style:family="text">
      <style:text-properties officeooo:rsid="004fabcf"/>
    </style:style>
    <style:style style:name="T37" style:family="text">
      <style:text-properties officeooo:rsid="00516cc4"/>
    </style:style>
    <style:style style:name="T38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919cm" fo:min-width="0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919cm" fo:min-width="0.9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Universidade Federal Rural de Pernambuco </text:p>
      <text:p text:style-name="P42">Departamento de Estatística e Informática</text:p>
      <text:p text:style-name="P44">Coordenação de Graduação em Ciência da Computação</text:p>
      <text:p text:style-name="P45"/>
      <text:p text:style-name="P45"/>
      <text:p text:style-name="P45"/>
      <text:p text:style-name="P45"/>
      <text:p text:style-name="P45"/>
      <text:p text:style-name="P39">Algoritmos e Estruturas de Dados </text:p>
      <text:p text:style-name="P46"/>
      <text:p text:style-name="P46"/>
      <text:p text:style-name="P46"/>
      <text:p text:style-name="P46"/>
      <text:p text:style-name="P46"/>
      <text:p text:style-name="P40">VA 1: Parte On Line</text:p>
      <text:p text:style-name="P43"/>
      <text:p text:style-name="P43"/>
      <text:p text:style-name="P43"/>
      <text:p text:style-name="P43"/>
      <text:p text:style-name="P43"/>
      <text:p text:style-name="P45">Aluno</text:p>
      <text:p text:style-name="P45">Giuseppe Fiorentino Neto</text:p>
      <text:p text:style-name="P41"/>
      <text:p text:style-name="P41"/>
      <text:p text:style-name="P41"/>
      <text:p text:style-name="P41"/>
      <text:p text:style-name="P41"/>
      <text:p text:style-name="P45">Professor</text:p>
      <text:p text:style-name="P41"><text:span text:style-name="Emphasis"><text:span text:style-name="T5">Rodrigo Nonamor </text:span></text:span><text:span text:style-name="T5">Pereira Mariano de Souza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5">Recife</text:p>
      <text:p text:style-name="P41"><text:span text:style-name="T28">ju</text:span><text:span text:style-name="T29">l</text:span><text:span text:style-name="T28">ho</text:span>–<text:span text:style-name="T28">2017</text:span></text:p>
      <text:p text:style-name="P6"><text:soft-page-break/>Algoritmos e Estruturas de Dados </text:p>
      <text:p text:style-name="P6">BCC 2017/1 VA 1: Parte On Line</text:p>
      <text:p text:style-name="P6"><text:s/>Rodrigo de Souza </text:p>
      <text:p text:style-name="P6">Prazo: 07/07/2017 (12h00)</text:p>
      <text:p text:style-name="P4"/>
      <text:p text:style-name="Standard"/>
      <text:p text:style-name="Standard">1. Des<text:span text:style-name="T1">c</text:span>reva um algoritmo re<text:span text:style-name="T1">c</text:span>ursivo que re<text:span text:style-name="T1">c</text:span>ebe um inteiro positivo n e <text:span text:style-name="T1">c</text:span>al<text:span text:style-name="T1">c</text:span>ula o piso de lg n. Estime o número de <text:span text:style-name="T1">c</text:span>hamadas re<text:span text:style-name="T1">c</text:span>ursivas de seu algoritmo em função de n. Vo<text:span text:style-name="T1">c</text:span>ê pode apresentar o ps<text:span text:style-name="T1">e</text:span>udo<text:span text:style-name="T1">c</text:span>ódigo de seu algoritmo, ou uma des<text:span text:style-name="T1">c</text:span>rição pre<text:span text:style-name="T1">cis</text:span>a, <text:span text:style-name="T1">c</text:span>lara em Português.</text:p>
      <text:p text:style-name="Standard"/>
      <text:p text:style-name="P1">//<text:span text:style-name="T2">O algoritmo recebe o valor n para calcular o seu logaritmo na base 2. </text:span></text:p>
      <text:p text:style-name="P1">//<text:span text:style-name="T2">E retorna o valor do piso desse logaritmo </text:span></text:p>
      <text:p text:style-name="P1">int loga(int ini, int X , int n){</text:p>
      <text:p text:style-name="P1"><text:tab/>int XX<text:span text:style-name="T3">=XY</text:span>=X;<text:tab/><text:tab/> //<text:span text:style-name="T4">1</text:span></text:p>
      <text:p text:style-name="P1"><text:tab/>int q;<text:tab/><text:tab/><text:tab/><text:tab/>//<text:span text:style-name="T4">2</text:span></text:p>
      <text:p text:style-name="P1"><text:tab/>if(ini&gt;=n) return X;<text:tab/><text:tab/>//<text:span text:style-name="T4">3</text:span></text:p>
      <text:p text:style-name="P1"><text:tab/>q=(ini+n)/2;<text:tab/><text:tab/><text:tab/>//<text:span text:style-name="T4">4</text:span></text:p>
      <text:p text:style-name="P1"><text:tab/>int x=loga(ini,++XX,q);<text:tab/>//<text:span text:style-name="T4">5</text:span></text:p>
      <text:p text:style-name="P1"><text:tab/>int y=loga(q+1,++XY,n)<text:tab/>//<text:span text:style-name="T4">6</text:span>;</text:p>
      <text:p text:style-name="P1"><text:tab/>if(x&lt;y) return x;<text:tab/><text:tab/>//<text:span text:style-name="T4">7</text:span></text:p>
      <text:p text:style-name="P1"><text:tab/>else return y;<text:tab/><text:tab/><text:tab/>//<text:span text:style-name="T4">8</text:span></text:p>
      <text:p text:style-name="P1">}</text:p>
      <text:p text:style-name="P1"/>
      <text:p text:style-name="P3">Em numa arvore a distancia entre a raiz e um vertice é denominado nivel e o a maior distancia de uma raiz para um dado vertice é denominado altura. </text:p>
      <text:p text:style-name="P11">Em uma arvore de que tem n vertices e altura h tem folhas na altura</text:p>
      <text:p text:style-name="P5"><text:span text:style-name="Teletype"><text:span text:style-name="T6">h</text:span></text:span><text:span text:style-name="T6">≥</text:span><text:span text:style-name="Teletype"><text:span text:style-name="T6">⌊logn⌋</text:span></text:span><text:span text:style-name="T6"> </text:span></text:p>
      <text:p text:style-name="P7"><text:span text:style-name="T15">Assim ao calcularmos um logaritmo de base 2 de um dado numero estamos encontrando </text:span><text:span text:style-name="T16">a altura dessa arvore.</text:span></text:p>
      <text:p text:style-name="P22"/>
      <text:p text:style-name="P8"><text:span text:style-name="T16">N</text:span><text:span text:style-name="T15">a linha 3 temos a condição base para uma arvore.</text:span></text:p>
      <text:p text:style-name="P23">Na linha 4 temos o calculo do meio do numero para q possamos dividir a arvore em 2</text:p>
      <text:p text:style-name="P8"><text:span text:style-name="T16">N</text:span><text:span text:style-name="T15">as linhas 5 e 6 temos a construção de uma arvore</text:span></text:p>
      <text:p text:style-name="P23">Na linha 7 e 8 serve para analisar o piso</text:p>
      <text:p text:style-name="P23"/>
      <text:p text:style-name="P13"><text:span text:style-name="T8">2.</text:span><text:span text:style-name="T15">Esreva um programa que reebe um vetor de inteiros A[1..n] e deide (responde SIM ou N</text:span><text:span text:style-name="T20">A</text:span>O) se há duas posições em A <text:span text:style-name="T26">c</text:span>ontendo o mesmo valor. Cal<text:span text:style-name="T26">c</text:span>ule a <text:span text:style-name="T26">C</text:span>omplexidade do seu algoritmo. Mesmo <text:span text:style-name="T26">c</text:span>omentário do exeríio anterior.</text:p>
      <text:p text:style-name="P25"/>
      <text:p text:style-name="P26">Versao Iterativa</text:p>
      <text:p text:style-name="P10"><text:span text:style-name="T15">//</text:span><text:span text:style-name="T19">Recebe um vetor v[0..n] e busca os valores repetidos</text:span></text:p>
      <text:p text:style-name="P27">//se encontrar pelo menos 1 retorna true(1) senao retorna false(0)</text:p>
      <text:p text:style-name="P28">int Repetido(int e,int n,int v[]){</text:p>
      <text:p text:style-name="P28"><text:tab/>for(int i=e;i&lt;n;i++){</text:p>
      <text:p text:style-name="P28"><text:tab/><text:tab/>for(int j=i<text:span text:style-name="T30">+1</text:span>;j&lt;n;j++){</text:p>
      <text:p text:style-name="P28"><text:tab/><text:tab/><text:tab/></text:p>
      <text:p text:style-name="P28"><text:tab/><text:tab/><text:tab/>if(v[i]==v[j]) return 1;</text:p>
      <text:p text:style-name="P28"><text:tab/><text:tab/>}</text:p>
      <text:p text:style-name="P28"><text:tab/></text:p>
      <text:p text:style-name="P28"><text:tab/>}</text:p>
      <text:p text:style-name="P28"><text:tab/>return 0;</text:p>
      <text:p text:style-name="P28">}</text:p>
      <text:p text:style-name="P14"><text:soft-page-break/><text:span text:style-name="T9">Como ha um laço aninhado o primeiro laço é executado exatamente n vezes e o segundo laço é executado n-</text:span><text:span text:style-name="T14">(</text:span><text:span text:style-name="T9">i</text:span><text:span text:style-name="T14">+1)</text:span><text:span text:style-name="T9"> vezes. Dessa forma o algoritmo faz cerca de n*(n-</text:span><text:span text:style-name="T13">(i+1)</text:span><text:span text:style-name="T9">) </text:span><text:span text:style-name="Teletype"><text:span text:style-name="T9">comparações</text:span></text:span><text:span text:style-name="T6">. Assim, o consumo de tempo do algoritmo é sempre proporcional a </text:span><text:span text:style-name="Teletype"><text:span text:style-name="T6">n²</text:span></text:span><text:span text:style-name="T6">.</text:span></text:p>
      <text:p text:style-name="P29">T=O(n²)</text:p>
      <text:p text:style-name="P47"><text:line-break/><text:span text:style-name="T8">3.</text:span></text:p>
      <text:p text:style-name="P48"><text:span text:style-name="T8">O </text:span><text:span text:style-name="T6">valor do X(5) é 38</text:span></text:p>
      <text:p text:style-name="P49"/>
      <text:p text:style-name="P24"><draw:custom-shape text:anchor-type="paragraph" draw:z-index="10" draw:name="Forma2" draw:style-name="gr1" draw:text-style-name="P56" svg:width="1.377cm" svg:height="1.297cm" svg:x="7.521cm" svg:y="-0.161cm"><text:p text:style-name="P56">X(5)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/>
      <text:p text:style-name="P24"><draw:line text:anchor-type="paragraph" draw:z-index="4" draw:name="Forma1" draw:style-name="gr2" draw:text-style-name="P56" svg:x1="7.442cm" svg:y1="0.353cm" svg:x2="6.966cm" svg:y2="1.067cm"><text:p text:style-name="P56">X(n-1)</text:p></draw:line><draw:line text:anchor-type="paragraph" draw:z-index="11" draw:name="Forma6" draw:style-name="gr2" draw:text-style-name="P56" svg:x1="8.738cm" svg:y1="0.459cm" svg:x2="10.008cm" svg:y2="2.232cm"><text:p text:style-name="P56">X(n-2)</text:p></draw:line></text:p>
      <text:p text:style-name="P24"/>
      <text:p text:style-name="P24"><draw:custom-shape text:anchor-type="paragraph" draw:z-index="3" draw:name="Forma2" draw:style-name="gr1" draw:text-style-name="P56" svg:width="1.377cm" svg:height="1.297cm" svg:x="5.722cm" svg:y="0.093cm"><text:p text:style-name="P56">X(5-1)=X(4)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/>
      <text:p text:style-name="P24"><draw:line text:anchor-type="paragraph" draw:z-index="5" draw:name="Forma3" draw:style-name="gr2" draw:text-style-name="P56" svg:x1="5.986cm" svg:y1="0.416cm" svg:x2="5.325cm" svg:y2="1.369cm"><text:p text:style-name="P56">X(n-1)</text:p></draw:line><draw:line text:anchor-type="paragraph" draw:z-index="8" draw:name="Forma5" draw:style-name="gr2" draw:text-style-name="P56" svg:x1="6.966cm" svg:y1="0.416cm" svg:x2="7.654cm" svg:y2="1.474cm"><text:p text:style-name="P56">X(n-2)</text:p><text:p text:style-name="P56"/></draw:line></text:p>
      <text:p text:style-name="P24"><draw:custom-shape text:anchor-type="paragraph" draw:z-index="12" draw:name="Forma2" draw:style-name="gr3" draw:text-style-name="P57" svg:width="1.38cm" svg:height="1.301cm" svg:x="10.008cm" svg:y="0.004cm"><text:p text:style-name="P56"><text:span text:style-name="T38">X(3)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><draw:custom-shape text:anchor-type="paragraph" draw:z-index="2" draw:name="Forma2" draw:style-name="gr1" draw:text-style-name="P56" svg:width="1.377cm" svg:height="1.297cm" svg:x="4.135cm" svg:y="0.395cm"><text:p text:style-name="P56">X(4-1)=X(3)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><draw:custom-shape text:anchor-type="paragraph" draw:z-index="9" draw:name="Forma2" draw:style-name="gr3" draw:text-style-name="P57" svg:width="1.38cm" svg:height="1.301cm" svg:x="7.177cm" svg:y="0.194cm"><text:p text:style-name="P56"><text:span text:style-name="T38">X(2)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line text:anchor-type="paragraph" draw:z-index="15" draw:name="Forma5" draw:style-name="gr2" draw:text-style-name="P56" svg:x1="11.014cm" svg:y1="0.104cm" svg:x2="11.517cm" svg:y2="0.898cm"><text:p text:style-name="P56">X(n-2)</text:p><text:p text:style-name="P56"/></draw:line><draw:line text:anchor-type="paragraph" draw:z-index="16" draw:name="Forma4" draw:style-name="gr2" draw:text-style-name="P56" svg:x1="10.379cm" svg:y1="0.002cm" svg:x2="9.638cm" svg:y2="0.981cm"><text:p text:style-name="P56">X(n-1)</text:p></draw:line></text:p>
      <text:p text:style-name="P24"><draw:line text:anchor-type="paragraph" draw:z-index="6" draw:name="Forma4" draw:style-name="gr2" draw:text-style-name="P56" svg:x1="4.346cm" svg:y1="0.231cm" svg:x2="3.605cm" svg:y2="1.21cm"><text:p text:style-name="P56">X(n-1)</text:p></draw:line><draw:line text:anchor-type="paragraph" draw:z-index="7" draw:name="Forma5" draw:style-name="gr2" draw:text-style-name="P56" svg:x1="5.14cm" svg:y1="0.39cm" svg:x2="5.643cm" svg:y2="1.184cm"><text:p text:style-name="P56">X(n-2)</text:p><text:p text:style-name="P56"/></draw:line></text:p>
      <text:p text:style-name="P24"><draw:custom-shape text:anchor-type="paragraph" draw:z-index="13" draw:name="Forma2" draw:style-name="gr1" draw:text-style-name="P56" svg:width="1.377cm" svg:height="1.297cm" svg:x="8.58cm" svg:y="0.258cm"><text:p text:style-name="P56">X(3-1)=X(2)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Forma2" draw:style-name="gr1" draw:text-style-name="P56" svg:width="1.377cm" svg:height="1.297cm" svg:x="11.305cm" svg:y="0.268cm"><text:p text:style-name="P56">X(1)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><draw:custom-shape text:anchor-type="paragraph" draw:z-index="1" draw:name="Forma2" draw:style-name="gr1" draw:text-style-name="P56" svg:width="1.377cm" svg:height="1.297cm" svg:x="2.362cm" svg:y="0.236cm"><text:p text:style-name="P56">X(3-1)=X(2)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Forma2" draw:style-name="gr1" draw:text-style-name="P56" svg:width="1.377cm" svg:height="1.297cm" svg:x="5.801cm" svg:y="0.051cm"><text:p text:style-name="P56">X(1)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2"><text:span text:style-name="T7">4. </text:span><text:span text:style-name="T15">Se pre</text:span><text:span text:style-name="T17">c</text:span><text:span text:style-name="T15">iso de t segundos para fazer uma bus</text:span><text:span text:style-name="T17">c</text:span><text:span text:style-name="T15">a binária em um vetor </text:span><text:span text:style-name="T17">c</text:span><text:span text:style-name="T15">om n elementos, de quan</text:span><text:span text:style-name="T17">t</text:span><text:span text:style-name="T15">o tempo pre</text:span><text:span text:style-name="T18">c</text:span><text:span text:style-name="T15">iso para fazer uma bus</text:span><text:span text:style-name="T18">c</text:span><text:span text:style-name="T15">a em n</text:span><text:span text:style-name="T18">²</text:span><text:span text:style-name="T15"> elementos? Justique.</text:span></text:p>
      <text:p text:style-name="P32">Preciso exatamente de 2t para calcular uma busca binaria em um vetor com n² elementos. Pois a complexidade de uma busca binaria T=O(logn). Sendo assim:</text:p>
      <text:p text:style-name="P32"/>
      <text:p text:style-name="P32">Se</text:p>
      <text:p text:style-name="P34">logn=t</text:p>
      <text:p text:style-name="P32">Calculando</text:p>
      <text:p text:style-name="P34">log n²</text:p>
      <text:p text:style-name="P32">Pela propriedade dos produtos de um logaritmo em q log(a*b)=log(a+b) temos:</text:p>
      <text:p text:style-name="P32"/>
      <text:p text:style-name="P34"><text:s/>log(n*n)=logn+logn</text:p>
      <text:p text:style-name="P32">Assim:</text:p>
      <text:p text:style-name="P34">2*logn</text:p>
      <text:p text:style-name="P33">Como :</text:p>
      <text:p text:style-name="P35">logn=t</text:p>
      <text:p text:style-name="P33">Ficamos com :</text:p>
      <text:p text:style-name="P36"><text:soft-page-break/>log n²=2t</text:p>
      <text:p text:style-name="P2"/>
      <text:p text:style-name="P16">5.<text:span text:style-name="T8">A seguinte versão de busaBinaria está </text:span><text:span text:style-name="T10">c</text:span><text:span text:style-name="T8">orreta? Caso negativo, apresente uma instânia onde o algoritmo não funiona <text:s/>omo esperado.</text:span></text:p>
      <text:p text:style-name="P50"><text:tab/>e = -1; <text:s/>d = n-1;</text:p>
      <text:p text:style-name="P50"><text:tab/>while (e &lt; d) {</text:p>
      <text:p text:style-name="P50"><text:tab/><text:tab/>m = (e + d)/2;</text:p>
      <text:p text:style-name="P50"><text:tab/><text:tab/>if (v[m] &lt; x) e = m;</text:p>
      <text:p text:style-name="P50"><text:tab/><text:tab/>else d = m-1;</text:p>
      <text:p text:style-name="P50"><text:tab/> }</text:p>
      <text:p text:style-name="P50"><text:tab/>return d+1;</text:p>
      <text:p text:style-name="P21"><text:span text:style-name="T8">N</text:span><text:span text:style-name="T6">ão o algoritmo não esta. Pois se pegarmos uma instancia com um valor maior q todos os valores no vetor a função entrara em loop devido ao fato de que </text:span><text:span text:style-name="T11">e nunca sera maior ou igual a d. </text:span><text:span text:style-name="T12">Isso ocorre, pois o algoritmo fica preso no if por exemplo:</text:span></text:p>
      <text:p text:style-name="P30">usando o vetor {1,6,9}</text:p>
      <text:p text:style-name="P31">X=50</text:p>
      <text:p text:style-name="P30"/>
      <text:p text:style-name="P30"/>
      <text:p text:style-name="P30"/>
      <text:p text:style-name="P30"/>
      <text:p text:style-name="P30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52">E</text:p>
          </table:table-cell>
          <table:table-cell table:style-name="Tabela1.A1" office:value-type="string">
            <text:p text:style-name="P54">D</text:p>
          </table:table-cell>
          <table:table-cell table:style-name="Tabela1.C1" office:value-type="string">
            <text:p text:style-name="P54">M</text:p>
          </table:table-cell>
        </table:table-row>
        <table:table-row>
          <table:table-cell table:style-name="Tabela1.A2" office:value-type="string">
            <text:p text:style-name="Table_20_Contents">-<text:span text:style-name="T27">1</text:span></text:p>
          </table:table-cell>
          <table:table-cell table:style-name="Tabela1.A2" office:value-type="string">
            <text:p text:style-name="P54">2</text:p>
          </table:table-cell>
          <table:table-cell table:style-name="Tabela1.C2" office:value-type="string">
            <text:p text:style-name="P53">(-1+2)/2=0</text:p>
          </table:table-cell>
        </table:table-row>
        <table:table-row>
          <table:table-cell table:style-name="Tabela1.A2" office:value-type="string">
            <text:p text:style-name="P55">1</text:p>
          </table:table-cell>
          <table:table-cell table:style-name="Tabela1.A2" office:value-type="string">
            <text:p text:style-name="P55">2</text:p>
          </table:table-cell>
          <table:table-cell table:style-name="Tabela1.C2" office:value-type="string">
            <text:p text:style-name="P55">(1+2)/2=1</text:p>
          </table:table-cell>
        </table:table-row>
        <table:table-row>
          <table:table-cell table:style-name="Tabela1.A2" office:value-type="string">
            <text:p text:style-name="P55">1</text:p>
          </table:table-cell>
          <table:table-cell table:style-name="Tabela1.A2" office:value-type="string">
            <text:p text:style-name="P55">2</text:p>
          </table:table-cell>
          <table:table-cell table:style-name="Tabela1.C2" office:value-type="string">
            <text:p text:style-name="P55">1</text:p>
          </table:table-cell>
        </table:table-row>
        <table:table-row>
          <table:table-cell table:style-name="Tabela1.A2" office:value-type="string">
            <text:p text:style-name="P55">...</text:p>
          </table:table-cell>
          <table:table-cell table:style-name="Tabela1.A2" office:value-type="string">
            <text:p text:style-name="P55">...</text:p>
          </table:table-cell>
          <table:table-cell table:style-name="Tabela1.C2" office:value-type="string">
            <text:p text:style-name="P55">...</text:p>
          </table:table-cell>
        </table:table-row>
        <table:table-row>
          <table:table-cell table:style-name="Tabela1.C2" table:number-columns-spanned="3" office:value-type="string">
            <text:p text:style-name="P55"/>
          </table:table-cell>
          <table:covered-table-cell/>
          <table:covered-table-cell/>
        </table:table-row>
      </table:table>
      <text:p text:style-name="P30"/>
      <text:p text:style-name="P15"/>
      <text:p text:style-name="P17"><text:span text:style-name="T21">6. </text:span>Submeta um vetor indexado por 1..4 à função mergesort. Teremos a seguinte sequênia de invoações da função:</text:p>
      <text:p text:style-name="P17"><text:tab/>mergesort (1,5,v) </text:p>
      <text:p text:style-name="P17"><text:tab/>mergesort (1,3,v) </text:p>
      <text:p text:style-name="P17"><text:tab/><text:tab/>mergesort (1,2,v) </text:p>
      <text:p text:style-name="P17"><text:tab/><text:tab/>mergesort (2,3,v) </text:p>
      <text:p text:style-name="P17"><text:tab/>mergesort (3,5,v)</text:p>
      <text:p text:style-name="P17"><text:tab/><text:tab/> mergesort (3,4,v)</text:p>
      <text:p text:style-name="P17"><text:tab/><text:tab/> mergesort (4,5,v) </text:p>
      <text:p text:style-name="P17">(observe a indentação). Repita o exer<text:span text:style-name="T25">c</text:span>í<text:span text:style-name="T25">c</text:span>io <text:span text:style-name="T25">c</text:span>om um vetor indexado por 1..5.</text:p>
      <text:p text:style-name="P17"/>
      <text:p text:style-name="P37"><text:span text:style-name="T31">O</text:span> vetor indexado por 1..5 sera</text:p>
      <text:p text:style-name="P18"/>
      <text:p text:style-name="P20"><text:tab/>mergesort (1,<text:span text:style-name="T22">6</text:span>,v) </text:p>
      <text:p text:style-name="P20"><text:tab/>mergesort (1,<text:span text:style-name="T33">3</text:span>,v) </text:p>
      <text:p text:style-name="P20"><text:tab/><text:tab/>mergesort (1,<text:span text:style-name="T34">2</text:span>,v) </text:p>
      <text:p text:style-name="P38"><text:soft-page-break/><text:tab/><text:tab/>mergesort (<text:span text:style-name="T36">2</text:span>,<text:span text:style-name="T34">3</text:span>,v) </text:p>
      <text:p text:style-name="P20"><text:tab/>mergesort (<text:span text:style-name="T35">3</text:span>,<text:span text:style-name="T23">6</text:span>,v)</text:p>
      <text:p text:style-name="P20"><text:tab/><text:tab/> mergesort (<text:span text:style-name="T35">3</text:span>,<text:span text:style-name="T35">4</text:span>,v)</text:p>
      <text:p text:style-name="P19"><text:tab/><text:tab/> mergesort (<text:span text:style-name="T35">4</text:span>,<text:span text:style-name="T24">6</text:span>,v)</text:p>
      <text:p text:style-name="P19"><text:tab/><text:tab/><text:tab/>mergesort (<text:span text:style-name="T35">4,5,v)</text:span></text:p>
      <text:p text:style-name="P19"><text:tab/><text:tab/><text:tab/>mergesort (<text:span text:style-name="T37">5,6,v)</text:span></text:p>
      <text:p text:style-name="P19"><text:tab/><text:tab/><text:tab/> <text:s/></text:p>
      <text:p text:style-name="P1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21:00:59.175953816</meta:creation-date>
    <dc:date>2017-07-07T20:43:21.882281169</dc:date>
    <meta:editing-duration>PT2H58M57S</meta:editing-duration>
    <meta:editing-cycles>72</meta:editing-cycles>
    <meta:generator>LibreOffice/5.1.6.2$Linux_X86_64 LibreOffice_project/10m0$Build-2</meta:generator>
    <meta:document-statistic meta:table-count="1" meta:image-count="0" meta:object-count="0" meta:page-count="5" meta:paragraph-count="114" meta:word-count="675" meta:character-count="3823" meta:non-whitespace-character-count="3166"/>
  </office:meta>
</office:document-meta>
</file>